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text-properties text:paragraph-rsid="001d2b10"/>
    </style:style>
    <style:style style:name="T1" style:family="text">
      <style:text-properties text:rsid="001d2b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 </text:span><text:span text:style-name="Strong_20_Emphasis"><text:span text:style-name="T1">bold styl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HK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0.5pt" style:language-asian="zh" style:country-asian="HK" style:font-name-complex="Arial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édric Bosdonnat</meta:initial-creator>
    <meta:creation-date>2010-04-26T15:48:56</meta:creation-date>
    <dc:date>2010-04-26T16:09:49</dc:date>
    <dc:creator>Cédric Bosdonnat</dc:creator>
    <meta:editing-duration>PT00H01M03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1" meta:word-count="3" meta:character-count="15"/>
  </office:meta>
</office:document-meta>
</file>